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D206B32010928CC5.png" manifest:media-type="image/png"/>
  <manifest:file-entry manifest:full-path="Pictures/1000000000000780000004382BC7A2FE2190471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oman" style:font-pitch="fixed"/>
    <style:font-face style:name="FreeMono2" svg:font-family="FreeMono" style:font-adornments="标准" style:font-family-generic="modern" style:font-pitch="fixed"/>
    <style:font-face style:name="Noto Mono4" svg:font-family="'Noto Mono'" style:font-family-generic="modern" style:font-pitch="fixed"/>
    <style:font-face style:name="Noto Mono" svg:font-family="'Noto Mono'" style:font-adornments="标准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FreeMono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5" svg:font-family="'Noto Mono'" style:font-family-generic="modern" style:font-pitch="variable"/>
    <style:font-face style:name="Noto Mono2" svg:font-family="'Noto Mono'" style:font-adornments="标准" style:font-family-generic="modern" style:font-pitch="variable"/>
    <style:font-face style:name="FreeMono3" svg:font-family="FreeMono" style:font-family-generic="roman" style:font-pitch="variable"/>
    <style:font-face style:name="FreeMono1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3" svg:font-family="'Noto Mono'" style:font-family-generic="roman" style:font-pitch="variable"/>
    <style:font-face style:name="Noto Mono1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3" svg:font-family="'微软雅黑 Light'" style:font-family-generic="system" style:font-pitch="variable"/>
    <style:font-face style:name="微软雅黑 Light2" svg:font-family="'微软雅黑 Light'" style:font-adornments="标准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bitmap" draw:fill-image-name="_35__20_Percent" draw:textarea-horizontal-align="justify" draw:textarea-vertical-align="middle" draw:auto-grow-height="false" fo:min-height="1.15cm" fo:min-width="7.899cm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subtitle">
      <style:graphic-properties draw:fill-color="#ffffff" draw:auto-grow-height="true" fo:min-height="11.926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r6" style:family="presentation" style:parent-style-name="默认-outline1">
      <style:graphic-properties fo:min-height="8.884cm"/>
      <style:paragraph-properties style:writing-mode="lr-tb"/>
    </style:style>
    <style:style style:name="pr7" style:family="presentation" style:parent-style-name="默认-title">
      <style:graphic-properties fo:min-height="2.572cm"/>
      <style:paragraph-properties style:writing-mode="lr-tb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style:font-name="Courier 10 Pitch1" fo:font-size="28pt" style:font-size-asian="28pt" style:font-size-complex="28pt"/>
    </style:style>
    <style:style style:name="P5" style:family="paragraph">
      <loext:graphic-properties draw:fill-color="#ffffff"/>
      <style:text-properties fo:font-size="28pt" style:font-size-asian="28pt" style:font-size-complex="28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-color="#ffffff"/>
      <style:text-properties style:font-name="Courier 10 Pitch2" fo:font-size="26pt" style:font-name-asian="Courier 10 Pitch2" style:font-size-asian="26pt" style:font-size-complex="26pt"/>
    </style:style>
    <style:style style:name="P8" style:family="paragraph">
      <style:paragraph-properties fo:margin-top="0.4cm" fo:margin-bottom="0cm"/>
      <style:text-properties fo:font-size="26pt" style:font-size-asian="26pt" style:font-size-complex="2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P11" style:family="paragraph">
      <loext:graphic-properties draw:fill="bitmap" draw:fill-image-name="_35__20_Percent"/>
      <style:paragraph-properties fo:text-align="center"/>
      <style:text-properties fo:font-size="22pt" style:font-size-asian="22pt" style:font-size-complex="22pt"/>
    </style:style>
    <style:style style:name="T1" style:family="text">
      <style:text-properties style:font-name="Noto Mono4" style:font-name-asian="微软雅黑 Light"/>
    </style:style>
    <style:style style:name="T2" style:family="text">
      <style:text-properties style:font-name="Noto Mono4" style:font-name-asian="微软雅黑 Light" style:font-size-asian="32pt"/>
    </style:style>
    <style:style style:name="T3" style:family="text">
      <style:text-properties style:font-name="Noto Mono4" fo:font-size="28pt" style:font-name-asian="微软雅黑 Light" style:font-size-asian="28pt" style:font-size-complex="28pt"/>
    </style:style>
    <style:style style:name="T4" style:family="text">
      <style:text-properties fo:color="#00508f" style:font-name="Noto Mono4" style:font-name-asian="微软雅黑 Light"/>
    </style:style>
    <style:style style:name="T5" style:family="text">
      <style:text-properties fo:color="#94070a" style:font-name="Noto Mono4" style:font-name-asian="微软雅黑 Light"/>
    </style:style>
    <style:style style:name="T6" style:family="text">
      <style:text-properties fo:color="#111111" style:font-name="Noto Mono4" style:font-name-asian="微软雅黑 Light"/>
    </style:style>
    <style:style style:name="T7" style:family="text">
      <style:text-properties fo:color="#00508f" style:font-name="Noto Mono4" fo:font-size="28pt" fo:font-weight="normal" style:font-name-asian="微软雅黑 Light" style:font-size-asian="28pt" style:font-weight-asian="normal" style:font-size-complex="28pt" style:font-weight-complex="normal"/>
    </style:style>
    <style:style style:name="T8" style:family="text">
      <style:text-properties style:font-name="Noto Mono4" fo:font-size="26pt" style:font-name-asian="微软雅黑 Light" style:font-size-asian="26pt" style:font-size-complex="2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Noto Mono4" fo:font-size="26pt" fo:font-style="normal" fo:text-shadow="none" style:text-underline-style="none" fo:font-weight="normal" style:letter-kerning="true" fo:background-color="transparent" style:font-name-asian="微软雅黑 Light" style:font-size-asian="26pt" style:font-style-asian="normal" style:font-weight-asian="normal" style:font-name-complex="Noto Sans CJK SC Regular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94070a" style:font-name="Noto Mono4" fo:font-size="26pt" fo:font-weight="bold" style:font-name-asian="微软雅黑 Light" style:font-size-asian="26pt" style:font-weight-asian="bold" style:font-size-complex="26pt" style:font-weight-complex="bold"/>
    </style:style>
    <style:style style:name="T11" style:family="text">
      <style:text-properties fo:color="#c9211e" style:font-name="Noto Mono4" fo:font-size="26pt" style:font-name-asian="微软雅黑 Light" style:font-size-asian="26pt" style:font-size-complex="26pt"/>
    </style:style>
    <style:style style:name="T1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2">第</text:span><text:span text:style-name="T2">3</text:span><text:span text:style-name="T2">讲 用户管理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32">
        <office:forms form:automatic-focus="false" form:apply-design-mode="false"/>
        <draw:frame presentation:style-name="pr4" draw:text-style-name="P4" draw:layer="layout" svg:width="25.199cm" svg:height="11.926cm" svg:x="1.4cm" svg:y="0.628cm" presentation:class="subtitle">
          <draw:text-box>
            <text:p text:style-name="P3"><text:span text:style-name="T3">Linux</text:span><text:span text:style-name="T3">是一个多用户的操作系统，允许多人同时登录。这意味着需要严格的权限划分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32">
        <office:forms form:automatic-focus="false" form:apply-design-mode="false"/>
        <draw:frame presentation:style-name="pr4" draw:text-style-name="P2" draw:layer="layout" svg:width="25.199cm" svg:height="11.926cm" svg:x="1.4cm" svg:y="0.628cm" presentation:class="subtitle">
          <draw:text-box>
            <text:p><text:span text:style-name="T4">用户操作的是什么？</text:span></text:p>
            <text:p><text:span text:style-name="T5"/></text:p>
            <text:p><text:span text:style-name="T6">文件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32">
        <office:forms form:automatic-focus="false" form:apply-design-mode="false"/>
        <draw:frame presentation:style-name="pr4" draw:text-style-name="P4" draw:layer="layout" svg:width="25.199cm" svg:height="11.926cm" svg:x="1.4cm" svg:y="0.628cm" presentation:class="subtitle">
          <draw:text-box>
            <text:p text:style-name="P3"><text:span text:style-name="T3">Linux</text:span><text:span text:style-name="T3">继承</text:span><text:span text:style-name="T3">Unix</text:span><text:span text:style-name="T3">的设计思想：</text:span><text:span text:style-name="T7">一切皆文件</text:span><text:span text:style-name="T3">。</text:span></text:p>
            <text:p text:style-name="P3"><text:span text:style-name="T3"/></text:p>
            <text:p text:style-name="P3"><text:span text:style-name="T3">Linux</text:span><text:span text:style-name="T3">通过文件的形式对接驱动、设备、内存数据等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32">
        <office:forms form:automatic-focus="false" form:apply-design-mode="false"/>
        <draw:frame presentation:style-name="pr4" draw:text-style-name="P5" draw:layer="layout" svg:width="25.199cm" svg:height="11.926cm" svg:x="1.4cm" svg:y="0.628cm" presentation:class="subtitle">
          <draw:text-box>
            <text:p text:style-name="P3"><text:span text:style-name="T3">本次课程主要涉及基本的用户管理命令，并且你会发现，很多配置都可以通过编辑文本文件完成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Linux</text:span><text:span text:style-name="T1">超级用户</text:span></text:p>
          </draw:text-box>
        </draw:frame>
        <draw:frame presentation:style-name="pr6" draw:text-style-name="P6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6"><text:span text:style-name="T8">Linux</text:span><text:span text:style-name="T8">默认有一个</text:span><text:span text:style-name="T8">root</text:span><text:span text:style-name="T8">用户是超级用户，具有最高级别的权限。</text:span></text:p>
                <text:p text:style-name="P6"><text:span text:style-name="T8"/></text:p>
              </text:list-item>
              <text:list-item>
                <text:p text:style-name="P6"><text:span text:style-name="T8">其他用户可以临时获取</text:span><text:span text:style-name="T8">root</text:span><text:span text:style-name="T8">权限，也可以直接切换到</text:span><text:span text:style-name="T8">root</text:span><text:span text:style-name="T8">用户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Linux</text:span><text:span text:style-name="T1">超级用户</text:span></text:p>
          </draw:text-box>
        </draw:frame>
        <draw:frame presentation:style-name="pr6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9">尽管很多人认为</text:span><text:span text:style-name="T9">root</text:span><text:span text:style-name="T9">用户相当于</text:span><text:span text:style-name="T9">Windows</text:span><text:span text:style-name="T9">上的</text:span><text:span text:style-name="T9">administrator</text:span><text:span text:style-name="T9">用户。</text:span></text:p>
                <text:p text:style-name="P6"><text:span text:style-name="T9"/></text:p>
              </text:list-item>
              <text:list-item>
                <text:p text:style-name="P6"><text:span text:style-name="T9">但是</text:span><text:span text:style-name="T9">ad</text:span><text:span text:style-name="T8">ministrator</text:span><text:span text:style-name="T8">还不是最高权限，而</text:span><text:span text:style-name="T8">root</text:span><text:span text:style-name="T8">可以毁掉整个系统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<text:span text:style-name="T1">root</text:span><text:span text:style-name="T1">用户</text:span></text:p>
          </draw:text-box>
        </draw:frame>
        <draw:frame presentation:style-name="pr6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8">Ubuntu</text:span><text:span text:style-name="T8">系统安装过程中创建的用户可以临时获取</text:span><text:span text:style-name="T8">root</text:span><text:span text:style-name="T8">权限，并且可以修改</text:span><text:span text:style-name="T8">root</text:span><text:span text:style-name="T8">密码。</text:span></text:p>
                <text:p text:style-name="P6"><text:span text:style-name="T8"/></text:p>
              </text:list-item>
              <text:list-item>
                <text:p text:style-name="P6"><text:span text:style-name="T8">CentOS</text:span><text:span text:style-name="T8">系统安装过程中会让用户设置</text:span><text:span text:style-name="T8">root</text:span><text:span text:style-name="T8">密码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32">
        <office:forms form:automatic-focus="false" form:apply-design-mode="false"/>
        <draw:frame presentation:style-name="pr4" draw:text-style-name="P7" draw:layer="layout" svg:width="25.199cm" svg:height="11.926cm" svg:x="1.4cm" svg:y="0.628cm" presentation:class="subtitle">
          <draw:text-box>
            <text:p text:style-name="P6"><text:span text:style-name="T8">在</text:span><text:span text:style-name="T8">Linux</text:span><text:span text:style-name="T8">上安装软件往往是需要权限的，所以普通用户使用</text:span><text:span text:style-name="T8">apt install </text:span><text:span text:style-name="T8">安装软件会失败。这需要</text:span><text:span text:style-name="T8">root</text:span><text:span text:style-name="T8">权限。</text:span></text:p>
            <text:p text:style-name="P6"><text:span text:style-name="T8"/></text:p>
            <text:p text:style-name="P6"><text:span text:style-name="T8">有两种方式可以获取</text:span><text:span text:style-name="T8">root</text:span><text:span text:style-name="T8">权限：</text:span></text:p>
            <text:p text:style-name="P6"><text:span text:style-name="T8">sudo</text:span><text:span text:style-name="T8">和</text:span><text:span text:style-name="T8">su</text:span><text:span text:style-name="T8">命令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<text:span text:style-name="T1">sudo</text:span></text:p>
          </draw:text-box>
        </draw:frame>
        <draw:frame presentation:style-name="pr6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8">sudo</text:span><text:span text:style-name="T8">命令允许用户临时以</text:span><text:span text:style-name="T8">root</text:span><text:span text:style-name="T8">权限运行命令。</text:span></text:p>
              </text:list-item>
              <text:list-item>
                <text:p text:style-name="P6"><text:span text:style-name="T8">sudo</text:span><text:span text:style-name="T8">默认以</text:span><text:span text:style-name="T8">root</text:span><text:span text:style-name="T8">身份执行命令。</text:span></text:p>
              </text:list-item>
              <text:list-item>
                <text:p text:style-name="P6"><text:span text:style-name="T8">sudo -u [</text:span><text:span text:style-name="T8">用户名</text:span><text:span text:style-name="T8">]</text:span><text:span text:style-name="T8">可以指定其他用户身份。</text:span></text:p>
              </text:list-item>
              <text:list-item>
                <text:p text:style-name="P6"><text:span text:style-name="T8">Sudo -i </text:span><text:span text:style-name="T8">会彻底切换到</text:span><text:span text:style-name="T8">root</text:span><text:span text:style-name="T8">用户，同时也会切换工作目录到</text:span><text:span text:style-name="T8">/root</text:span><text:span text:style-name="T8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<text:span text:style-name="T1">sudo</text:span></text:p>
          </draw:text-box>
        </draw:frame>
        <draw:frame presentation:style-name="pr6" draw:text-style-name="P6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6"><text:span text:style-name="T8">sudo</text:span><text:span text:style-name="T8">读取 </text:span><text:span text:style-name="T8">/etc/sudoers </text:span><text:span text:style-name="T8">文件的信息以判断当前用户是否有权限运行</text:span><text:span text:style-name="T8">sudo</text:span><text:span text:style-name="T8">。</text:span></text:p>
                <text:p text:style-name="P6"><text:span text:style-name="T8"/></text:p>
              </text:list-item>
              <text:list-item>
                <text:p text:style-name="P6"><text:span text:style-name="T8">运行</text:span><text:span text:style-name="T8">sudo</text:span><text:span text:style-name="T8">输入的是当前用户的密码</text:span><text:span text:style-name="T8">,</text:span><text:span text:style-name="T8">这样使用授权的方式杜绝了</text:span><text:span text:style-name="T8">root</text:span><text:span text:style-name="T8">密码的泄露</text:span><text:span text:style-name="T8">,</text:span><text:span text:style-name="T8">同时可以根据需要进行用户授权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<text:span text:style-name="T1">sudo</text:span><text:span text:style-name="T1">示例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8">获取软件包更新：</text:span><text:span text:style-name="T8">sudo apt update</text:span></text:p>
                <text:p text:style-name="P6"><text:span text:style-name="T8"/></text:p>
              </text:list-item>
              <text:list-item>
                <text:p text:style-name="P6"><text:span text:style-name="T8">查看磁盘分区：</text:span><text:span text:style-name="T8">sudo fdisk -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设置</text:span><text:span text:style-name="T1">root</text:span><text:span text:style-name="T1">密码</text:span></text:p>
          </draw:text-box>
        </draw:frame>
        <draw:frame presentation:style-name="pr6" draw:text-style-name="P8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8"><text:span text:style-name="T8">安装</text:span><text:span text:style-name="T8">Ubuntu</text:span><text:span text:style-name="T8">不会设置</text:span><text:span text:style-name="T8">root</text:span><text:span text:style-name="T8">密码，但是最开始的用户具备</text:span><text:span text:style-name="T8">sudo</text:span><text:span text:style-name="T8">的权限。</text:span></text:p>
                <text:p text:style-name="P8"><text:span text:style-name="T8"/></text:p>
              </text:list-item>
              <text:list-item>
                <text:p text:style-name="P8"><text:span text:style-name="T10">设置</text:span><text:span text:style-name="T10">root</text:span><text:span text:style-name="T10">密码：</text:span><text:span text:style-name="T10">sudo passwd root</text:span></text:p>
              </text:list-item>
              <text:list-item>
                <text:p text:style-name="P8"><text:span text:style-name="T8">如果近期没有使用</text:span><text:span text:style-name="T8">sudo</text:span><text:span text:style-name="T8">会提示输入用户密码。</text:span></text:p>
              </text:list-item>
              <text:list-item>
                <text:p text:style-name="P8"><text:span text:style-name="T8">之后会输入两次</text:span><text:span text:style-name="T8">root</text:span><text:span text:style-name="T8">密码并确认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切换到</text:span><text:span text:style-name="T1">root</text:span><text:span text:style-name="T1">用户</text:span></text:p>
          </draw:text-box>
        </draw:frame>
        <draw:frame presentation:style-name="pr6" draw:text-style-name="P6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6"><text:span text:style-name="T8">su</text:span><text:span text:style-name="T8">用于切换用户，默认</text:span><text:span text:style-name="T8">su</text:span><text:span text:style-name="T8">切换到</text:span><text:span text:style-name="T8">root</text:span><text:span text:style-name="T8">用户。</text:span></text:p>
              </text:list-item>
              <text:list-item>
                <text:p text:style-name="P6"><text:span text:style-name="T8">带有</text:span><text:span text:style-name="T8">- </text:span><text:span text:style-name="T8">或</text:span><text:span text:style-name="T8">-l [</text:span><text:span text:style-name="T8">用户名</text:span><text:span text:style-name="T8">]</text:span><text:span text:style-name="T8">指定要切换的用户：</text:span></text:p>
                <text:list>
                  <text:list-header>
                    <text:p text:style-name="P6"><text:span text:style-name="T11">su -l oklinux : </text:span><text:span text:style-name="T11">切换到</text:span><text:span text:style-name="T11">oklinux</text:span><text:span text:style-name="T11">用户</text:span></text:p>
                    <text:p text:style-name="P6"><text:span text:style-name="T11"/></text:p>
                  </text:list-header>
                </text:list>
              </text:list-item>
              <text:list-item>
                <text:p text:style-name="P6"><text:span text:style-name="T8">su</text:span><text:span text:style-name="T8">输入的是要切换用户的密码，而不是当前用户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<text:span text:style-name="T1">创建普通用户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8">adduser</text:span><text:span text:style-name="T8">命令用于创建用户，这里先使用它创建普通用户，这是最简单的情形。</text:span></text:p>
              </text:list-item>
              <text:list-item>
                <text:p text:style-name="P6"><text:span text:style-name="T8">创建</text:span><text:span text:style-name="T8">oklinux</text:span><text:span text:style-name="T8">用户：</text:span></text:p>
                <text:p text:style-name="P6"><text:span text:style-name="T8">sudo adduser oklinux</text:span></text:p>
              </text:list-item>
              <text:list-item>
                <text:p text:style-name="P6"><text:span text:style-name="T8">这种情况同时会创建一个</text:span><text:span text:style-name="T8">oklinux</text:span><text:span text:style-name="T8">用户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<text:span text:style-name="T1">创建用户组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8">addgroup</text:span><text:span text:style-name="T8">用于创建用户组。</text:span></text:p>
                <text:p text:style-name="P6"><text:span text:style-name="T8"/></text:p>
              </text:list-item>
              <text:list-item>
                <text:p text:style-name="P6"><text:span text:style-name="T8">示例：</text:span></text:p>
                <text:p text:style-name="P6"><text:span text:style-name="T8">sudo addgroup h5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创建用户指定用户组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8">创建</text:span><text:span text:style-name="T8">linuxer</text:span><text:span text:style-name="T8">并指定组为</text:span><text:span text:style-name="T8">h5</text:span></text:p>
                <text:p text:style-name="P6"><text:span text:style-name="T8">sudo adduser --ingroup h5 linuxer</text:span></text:p>
                <text:p text:style-name="P6"><text:span text:style-name="T8"/></text:p>
              </text:list-item>
              <text:list-item>
                <text:p text:style-name="P6"><text:span text:style-name="T8">如果</text:span><text:span text:style-name="T8">h5</text:span><text:span text:style-name="T8">组的</text:span><text:span text:style-name="T8">ID</text:span><text:span text:style-name="T8">为</text:span><text:span text:style-name="T8">1003</text:span><text:span text:style-name="T8">也可以是：</text:span></text:p>
                <text:p text:style-name="P6"><text:span text:style-name="T8">sudo –-gid 1003 linux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保存用户和组的文件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8">/etc/passwd</text:span><text:span text:style-name="T8">保存用户的信息。</text:span></text:p>
              </text:list-item>
              <text:list-item>
                <text:p text:style-name="P6"><text:span text:style-name="T8">/etc/group</text:span><text:span text:style-name="T8">保存用户组的信息。</text:span></text:p>
              </text:list-item>
              <text:list-item>
                <text:p text:style-name="P6"><text:span text:style-name="T8">可以使用</text:span><text:span text:style-name="T8">cat</text:span><text:span text:style-name="T8">命令查看文件内容：</text:span></text:p>
                <text:p text:style-name="P6"><text:span text:style-name="T8">cat /etc/passw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用户组与权限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8">用户的权限是其所在组权限之和。</text:span></text:p>
              </text:list-item>
              <text:list-item>
                <text:p text:style-name="P6"><text:span text:style-name="T8">一般在</text:span><text:span text:style-name="T8">sudoers</text:span><text:span text:style-name="T8">文件中会有一行：</text:span></text:p>
                <text:p text:style-name="P6"><text:span text:style-name="T8">%sudo ALL=(ALL:ALL) ALL</text:span></text:p>
              </text:list-item>
              <text:list-item>
                <text:p text:style-name="P6"><text:span text:style-name="T8">这表示属于</text:span><text:span text:style-name="T8">sudo</text:span><text:span text:style-name="T8">组的用户可以运行</text:span><text:span text:style-name="T8">sudo</text:span><text:span text:style-name="T8">命令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如何把用户加入到</text:span><text:span text:style-name="T1">sudo</text:span><text:span text:style-name="T1">组</text:span></text:p>
          </draw:text-box>
        </draw:frame>
        <draw:frame presentation:style-name="pr6" draw:text-style-name="P6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6"><text:span text:style-name="T8">命令</text:span><text:span text:style-name="T8">usermod</text:span><text:span text:style-name="T8">用于修改一个用户的信息。</text:span></text:p>
              </text:list-item>
              <text:list-item>
                <text:p text:style-name="P6"><text:span text:style-name="T8">usermod</text:span><text:span text:style-name="T8">的</text:span><text:span text:style-name="T8">-a -G</text:span><text:span text:style-name="T8">两个选项配合使用可以完成此操作。</text:span></text:p>
                <text:p text:style-name="P6"><text:span text:style-name="T8"/></text:p>
              </text:list-item>
              <text:list-item>
                <text:p text:style-name="P6"><text:span text:style-name="T8">把</text:span><text:span text:style-name="T8">oklinux</text:span><text:span text:style-name="T8">加入到</text:span><text:span text:style-name="T8">sudo</text:span><text:span text:style-name="T8">组：</text:span></text:p>
                <text:p text:style-name="P6"><text:span text:style-name="T8">sudo usermod -G sudo -a oklinu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<text:span text:style-name="T1">添加用户组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8">可以直接编辑</text:span><text:span text:style-name="T8">/etc/group</text:span><text:span text:style-name="T8">文件把一个用户加入到某一个组。但是要保证格式正确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删除用户和组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8">删除用户的命令是：</text:span><text:span text:style-name="T8">deluser</text:span></text:p>
                <text:p text:style-name="P6"><text:span text:style-name="T8">sudo deluser oklinux</text:span></text:p>
                <text:p text:style-name="P6"><text:span text:style-name="T8">sudo deluser –-remove-home oklinux</text:span></text:p>
              </text:list-item>
              <text:list-item>
                <text:p text:style-name="P6"><text:span text:style-name="T8">删除用户组的命令是</text:span><text:span text:style-name="T8">delgroup</text:span></text:p>
                <text:p text:style-name="P6"><text:span text:style-name="T8">sudo delgroup h5</text:span></text:p>
              </text:list-item>
            </text:list>
          </draw:text-box>
        </draw:frame>
        <draw:line draw:style-name="gr2" draw:text-style-name="P9" draw:layer="layout" svg:x1="20.2cm" svg:y1="4cm" svg:x2="17.8cm" svg:y2="7.2cm">
          <text:p/>
        </draw:line>
        <draw:custom-shape draw:style-name="gr3" draw:text-style-name="P11" draw:layer="layout" svg:width="8.399cm" svg:height="1.4cm" svg:x="18.2cm" svg:y="2.6cm">
          <text:p text:style-name="P10"><text:span text:style-name="T12">同时删除用户主目录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oman" style:font-pitch="fixed"/>
    <style:font-face style:name="FreeMono2" svg:font-family="FreeMono" style:font-adornments="标准" style:font-family-generic="modern" style:font-pitch="fixed"/>
    <style:font-face style:name="Noto Mono4" svg:font-family="'Noto Mono'" style:font-family-generic="modern" style:font-pitch="fixed"/>
    <style:font-face style:name="Noto Mono" svg:font-family="'Noto Mono'" style:font-adornments="标准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FreeMono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5" svg:font-family="'Noto Mono'" style:font-family-generic="modern" style:font-pitch="variable"/>
    <style:font-face style:name="Noto Mono2" svg:font-family="'Noto Mono'" style:font-adornments="标准" style:font-family-generic="modern" style:font-pitch="variable"/>
    <style:font-face style:name="FreeMono3" svg:font-family="FreeMono" style:font-family-generic="roman" style:font-pitch="variable"/>
    <style:font-face style:name="FreeMono1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3" svg:font-family="'Noto Mono'" style:font-family-generic="roman" style:font-pitch="variable"/>
    <style:font-face style:name="Noto Mono1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3" svg:font-family="'微软雅黑 Light'" style:font-family-generic="system" style:font-pitch="variable"/>
    <style:font-face style:name="微软雅黑 Light2" svg:font-family="'微软雅黑 Light'" style:font-adornments="标准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_35__20_Percent" draw:display-name="5 Percent" xlink:href="Pictures/100000000000000800000008D206B32010928CC5.png" xlink:type="simple" xlink:show="embed" xlink:actuate="onLoad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1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2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2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17T21:47:35.499000000</dc:date>
    <meta:editing-duration>PT6H43M</meta:editing-duration>
    <meta:editing-cycles>73</meta:editing-cycles>
    <meta:generator>LibreOffice/6.3.4.2$Windows_X86_64 LibreOffice_project/60da17e045e08f1793c57c00ba83cdfce946d0aa</meta:generator>
    <meta:document-statistic meta:object-count="106"/>
  </office:meta>
</office:document-meta>
</file>